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F43000006D85BD8023A.jpg" manifest:media-type="image/jpeg"/>
  <manifest:file-entry manifest:full-path="Pictures/tw_logo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815cm" fo:margin-left="-0.199cm" table:align="left" style:writing-mode="lr-tb"/>
    </style:style>
    <style:style style:name="Tabelle1.A" style:family="table-column">
      <style:table-column-properties style:column-width="2.896cm"/>
    </style:style>
    <style:style style:name="Tabelle1.B" style:family="table-column">
      <style:table-column-properties style:column-width="2.796cm"/>
    </style:style>
    <style:style style:name="Tabelle1.C" style:family="table-column">
      <style:table-column-properties style:column-width="1.889cm"/>
    </style:style>
    <style:style style:name="Tabelle1.D" style:family="table-column">
      <style:table-column-properties style:column-width="1.109cm"/>
    </style:style>
    <style:style style:name="Tabelle1.G" style:family="table-column">
      <style:table-column-properties style:column-width="0.517cm"/>
    </style:style>
    <style:style style:name="Tabelle1.H" style:family="table-column">
      <style:table-column-properties style:column-width="2.815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C2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1.B5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1.14" style:family="table-row">
      <style:table-row-properties style:min-row-height="2.977cm" fo:keep-together="auto"/>
    </style:style>
    <style:style style:name="Tabelle1.A1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1.15" style:family="table-row">
      <style:table-row-properties style:min-row-height="2.141cm" fo:keep-together="auto"/>
    </style:style>
    <style:style style:name="Tabelle1.16" style:family="table-row">
      <style:table-row-properties style:min-row-height="0.457cm" fo:keep-together="auto"/>
    </style:style>
    <style:style style:name="P1" style:family="paragraph" style:parent-style-name="Standard">
      <style:text-properties fo:language="de" fo:country="AT"/>
    </style:style>
    <style:style style:name="P2" style:family="paragraph" style:parent-style-name="Standard">
      <style:text-properties fo:language="de" fo:country="AT" fo:font-weight="bold" style:font-weight-asian="bold"/>
    </style:style>
    <style:style style:name="P3" style:family="paragraph" style:parent-style-name="Standard">
      <style:text-properties fo:font-size="10pt" style:font-size-asian="10pt" style:font-name-complex="Arial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fo:language="de" fo:country="A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0.501cm"/>
          <style:tab-stop style:position="0.549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7" style:family="paragraph" style:parent-style-name="Standard">
      <style:paragraph-properties style:snap-to-layout-grid="false"/>
      <style:text-properties fo:font-size="10pt" fo:language="de" fo:country="AT" style:font-size-asian="10pt" style:font-name-complex="Arial" style:font-size-complex="10pt"/>
    </style:style>
    <style:style style:name="P8" style:family="paragraph" style:parent-style-name="Standard">
      <style:paragraph-properties fo:text-align="justify" style:justify-single-word="false"/>
      <style:text-properties fo:font-size="10pt" fo:language="de" fo:country="AT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 style:snap-to-layout-grid="false"/>
      <style:text-properties fo:font-size="10pt" fo:language="de" fo:country="AT" style:font-size-asian="10pt" style:font-name-complex="Arial" style:font-size-complex="10pt"/>
    </style:style>
    <style:style style:name="P10" style:family="paragraph" style:parent-style-name="Standard">
      <style:paragraph-properties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1" style:family="paragraph" style:parent-style-name="Standard">
      <style:paragraph-properties style:snap-to-layout-grid="false">
        <style:tab-stops>
          <style:tab-stop style:position="7.502cm"/>
          <style:tab-stop style:position="10.001cm"/>
          <style:tab-stop style:position="12.502cm"/>
          <style:tab-stop style:position="15.002cm"/>
        </style:tab-stops>
      </style:paragraph-properties>
      <style:text-properties fo:font-size="10pt" fo:language="de" fo:country="AT" style:font-size-asian="10pt" style:font-name-complex="Arial" style:font-size-complex="10pt"/>
    </style:style>
    <style:style style:name="P12" style:family="paragraph" style:parent-style-name="Standard">
      <style:text-properties fo:font-size="10pt" fo:language="de" fo:country="AT" style:font-size-asian="10pt" style:font-size-complex="10pt"/>
    </style:style>
    <style:style style:name="P13" style:family="paragraph" style:parent-style-name="Standard">
      <style:paragraph-properties>
        <style:tab-stops>
          <style:tab-stop style:position="4.551cm"/>
        </style:tab-stops>
      </style:paragraph-properties>
      <style:text-properties fo:font-size="10pt" fo:language="de" fo:country="AT" style:font-size-asian="10pt" style:font-size-complex="10pt"/>
    </style:style>
    <style:style style:name="P14" style:family="paragraph" style:parent-style-name="Standard">
      <style:paragraph-properties>
        <style:tab-stops>
          <style:tab-stop style:position="6.502cm"/>
          <style:tab-stop style:position="12.002cm"/>
        </style:tab-stops>
      </style:paragraph-properties>
      <style:text-properties fo:font-size="10pt" fo:language="de" fo:country="AT" style:font-size-asian="10pt" style:font-size-complex="10pt"/>
    </style:style>
    <style:style style:name="P15" style:family="paragraph" style:parent-style-name="Standard">
      <style:paragraph-properties>
        <style:tab-stops>
          <style:tab-stop style:position="7.001cm"/>
          <style:tab-stop style:position="12.502cm"/>
        </style:tab-stops>
      </style:paragraph-properties>
      <style:text-properties fo:font-size="10pt" fo:language="de" fo:country="AT" style:font-size-asian="10pt" style:font-size-complex="10pt"/>
    </style:style>
    <style:style style:name="P16" style:family="paragraph" style:parent-style-name="Standard">
      <style:text-properties fo:font-size="10pt" fo:language="de" fo:country="AT" fo:font-style="italic" style:font-size-asian="10pt" style:font-style-asian="italic" style:font-name-complex="Arial" style:font-size-complex="10pt"/>
    </style:style>
    <style:style style:name="P17" style:family="paragraph" style:parent-style-name="Standard">
      <style:text-properties fo:font-size="10pt" fo:font-style="italic" style:font-size-asian="10pt" style:font-style-asian="italic" style:font-name-complex="Arial" style:font-size-complex="10pt"/>
    </style:style>
    <style:style style:name="P18" style:family="paragraph" style:parent-style-name="Standard">
      <style:paragraph-properties style:snap-to-layout-grid="false"/>
      <style:text-properties fo:font-size="10pt" fo:font-style="italic" style:font-size-asian="10pt" style:font-style-asian="italic" style:font-name-complex="Arial" style:font-size-complex="10pt"/>
    </style:style>
    <style:style style:name="P19" style:family="paragraph" style:parent-style-name="Standard">
      <style:text-properties fo:language="en" fo:country="US" style:language-asian="none" style:country-asian="none"/>
    </style:style>
    <style:style style:name="P20" style:family="paragraph" style:parent-style-name="Heading_20_2" style:master-page-name="Standard">
      <style:paragraph-properties style:page-number="auto"/>
      <style:text-properties fo:language="de" fo:country="AT"/>
    </style:style>
    <style:style style:name="P21" style:family="paragraph" style:parent-style-name="Footer">
      <style:text-properties fo:font-size="8pt" style:font-size-asian="8pt" style:font-size-complex="8pt"/>
    </style:style>
    <style:style style:name="P22" style:family="paragraph">
      <style:paragraph-properties style:writing-mode="lr-tb"/>
    </style:style>
    <style:style style:name="T1" style:family="text">
      <style:text-properties fo:language="de" fo:country="AT" style:font-name-complex="Arial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.026cm" svg:stroke-color="#00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ge-conten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rotokoll kommissionelle Bachelorprüfung</text:p>
      <text:p text:style-name="P1">abgehalten am &lt;FAS:FH-Bachelorstudiengang&gt; &lt;FAS:Studiengang&gt;, StgKz &lt;FAS:STGKZ&gt;</text:p>
      <text:p text:style-name="P1"/>
      <text:p text:style-name="P2">&lt;FAS:titelvornamenachname&gt;</text:p>
      <text:p text:style-name="P1">Personenkennzeichen: &lt;FAS:perskz&gt;</text:p>
      <text:p text:style-name="P1"><draw:custom-shape text:anchor-type="char" draw:z-index="9" draw:name="Rechteck 1" draw:style-name="gr1" draw:text-style-name="P22" svg:width="0.362cm" svg:height="0.373cm" svg:x="7.592cm" svg:y="2.709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A" table:number-columns-repeated="2"/>
        <table:table-column table:style-name="Tabelle1.G"/>
        <table:table-column table:style-name="Tabelle1.H"/>
        <table:table-row table:style-name="Tabelle1.1">
          <table:table-cell table:style-name="Tabelle1.A1" table:number-columns-spanned="8" office:value-type="string">
            <text:p text:style-name="P5">Prüfungssen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Vorsitzende/r</text:p>
          </table:table-cell>
          <table:covered-table-cell/>
          <table:table-cell table:style-name="Tabelle1.C2" table:number-columns-spanned="6" office:value-type="string">
            <text:p text:style-name="P5">&lt;FAS:vorsitz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1. Prüfer/in</text:p>
          </table:table-cell>
          <table:covered-table-cell/>
          <table:table-cell table:style-name="Tabelle1.C2" table:number-columns-spanned="6" office:value-type="string">
            <text:p text:style-name="P5">&lt;FAS:prüfer1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6">2. Prüfer/in</text:p>
          </table:table-cell>
          <table:covered-table-cell/>
          <table:table-cell table:style-name="Tabelle1.C2" table:number-columns-spanned="6" office:value-type="string">
            <text:p text:style-name="P5">&lt;FAS:prüfer2&gt;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office:value-type="string">
            <text:p text:style-name="P5">Prüfungsdatum</text:p>
          </table:table-cell>
          <table:table-cell table:style-name="Tabelle1.B5" office:value-type="string">
            <text:p text:style-name="P5">&lt;FAS:datum&gt;</text:p>
          </table:table-cell>
          <table:table-cell table:style-name="Tabelle1.A2" table:number-columns-spanned="2" office:value-type="string">
            <text:p text:style-name="P5">Prüfungsbeginn</text:p>
          </table:table-cell>
          <table:covered-table-cell/>
          <table:table-cell table:style-name="Tabelle1.B5" office:value-type="string">
            <text:p text:style-name="P7"/>
          </table:table-cell>
          <table:table-cell table:style-name="Tabelle1.A2" office:value-type="string">
            <text:p text:style-name="P5">Prüfungsende</text:p>
          </table:table-cell>
          <table:table-cell table:style-name="Tabelle1.C2" table:number-columns-spanned="2" office:value-type="string">
            <text:p text:style-name="P7"/>
          </table:table-cell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antritt</text:p>
          </table:table-cell>
          <table:covered-table-cell/>
          <table:table-cell table:style-name="Tabelle1.C2" table:number-columns-spanned="6" office:value-type="string">
            <text:p text:style-name="P16"><draw:custom-shape text:anchor-type="char" draw:z-index="10" draw:name="Rechteck 1" draw:style-name="gr1" draw:text-style-name="P22" svg:width="0.362cm" svg:height="0.373cm" svg:x="5.334cm" svg:y="0.009cm"><text:p/><draw:enhanced-geometry svg:viewBox="0 0 21600 21600" draw:mirror-horizontal="false" draw:mirror-vertical="false" draw:type="rectangle" draw:enhanced-path="M 0 0 L 21600 0 21600 21600 0 21600 0 0 Z N"/></draw:custom-shape><draw:custom-shape text:anchor-type="char" draw:z-index="11" draw:name="Rechteck 1" draw:style-name="gr1" draw:text-style-name="P22" svg:width="0.362cm" svg:height="0.373cm" svg:x="8.952cm" svg:y="0.009cm"><text:p/><draw:enhanced-geometry svg:viewBox="0 0 21600 21600" draw:mirror-horizontal="false" draw:mirror-vertical="false" draw:type="rectangle" draw:enhanced-path="M 0 0 L 21600 0 21600 21600 0 21600 0 0 Z N"/></draw:custom-shape>Erstantritt <text:s text:c="8"/>/ 1. Wiederholung <text:s text:c="7"/>/ 2. Wiederholung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1</text:p>
          </table:table-cell>
          <table:covered-table-cell/>
          <table:table-cell table:style-name="Tabelle1.B5" table:number-columns-spanned="5" office:value-type="string">
            <text:p text:style-name="P5">&lt;FAS:thema ba1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1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3">Thema und Beurteilung der Bachelorarbeit 2</text:p>
          </table:table-cell>
          <table:covered-table-cell/>
          <table:table-cell table:style-name="Tabelle1.B5" table:number-columns-spanned="5" office:value-type="string">
            <text:p text:style-name="P5">&lt;FAS:thema ba2&gt;</text:p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  <table:table-cell table:style-name="Tabelle1.C2" office:value-type="string">
            <text:p text:style-name="P5">Note</text:p>
            <text:p text:style-name="P5">(Information)</text:p>
            <text:p text:style-name="P5">&lt;FAS:note ba2&gt;</text:p>
          </table:table-cell>
        </table:table-row>
        <table:table-row table:style-name="Tabelle1.1">
          <table:table-cell table:style-name="Tabelle1.A2" table:number-columns-spanned="2" office:value-type="string">
            <text:p text:style-name="P5">Prüfungsgegenstand</text:p>
          </table:table-cell>
          <table:covered-table-cell/>
          <table:table-cell table:style-name="Tabelle1.C2" table:number-columns-spanned="6" office:value-type="string">
            <text:p text:style-name="P5">Prüfungsgespräch über die Bachelorarbeit und deren Querverbindungen 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2" office:value-type="string">
            <text:p text:style-name="P5">Prüfungsteil/e in Englisch (Optional - entsprechend der Vorgabe des Studiengangs):</text:p>
          </table:table-cell>
          <table:covered-table-cell/>
          <table:table-cell table:style-name="Tabelle1.C2" table:number-columns-spanned="6" office:value-type="string">
            <text:p text:style-name="P4"><draw:custom-shape text:anchor-type="char" draw:z-index="6" draw:name="Rechteck 8" draw:style-name="gr2" draw:text-style-name="P22" svg:width="0.445cm" svg:height="0.445cm" svg:x="16.159cm" svg:y="0.039cm"><text:p/><draw:enhanced-geometry svg:viewBox="0 0 21600 21600" draw:type="rectangle" draw:enhanced-path="M 0 0 L 21600 0 21600 21600 0 21600 0 0 Z N"/></draw:custom-shape>Präsentation der Bachelorarbeit</text:p>
            <text:p text:style-name="P4">Prüfungsgespräch über die <text:span text:style-name="T1">Bachelorarbeit und Querverbindungen</text:span></text:p>
            <text:p text:style-name="P5"><draw:custom-shape text:anchor-type="char" draw:z-index="5" draw:name="Rechteck 10" draw:style-name="gr1" draw:text-style-name="P22" svg:width="0.445cm" svg:height="0.445cm" svg:x="10.456cm" svg:y="-0.092cm"><text:p/><draw:enhanced-geometry svg:viewBox="0 0 21600 21600" draw:type="rectangle" draw:enhanced-path="M 0 0 L 21600 0 21600 21600 0 21600 0 0 Z N"/></draw:custom-shape>zu Fächern des Studienplan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<draw:custom-shape text:anchor-type="char" draw:z-index="8" draw:name="Rechteck 10" draw:style-name="gr2" draw:text-style-name="P22" svg:width="0.359cm" svg:height="0.35cm" svg:x="13.566cm" svg:y="0.021cm"><text:p/><draw:enhanced-geometry svg:viewBox="0 0 21600 21600" draw:type="rectangle" draw:enhanced-path="M 0 0 L 21600 0 21600 21600 0 21600 0 0 Z N"/></draw:custom-shape><draw:custom-shape text:anchor-type="char" draw:z-index="7" draw:name="Rechteck 10" draw:style-name="gr2" draw:text-style-name="P22" svg:width="0.355cm" svg:height="0.35cm" svg:x="10.035cm" svg:y="0.021cm"><text:p/><draw:enhanced-geometry svg:viewBox="0 0 21600 21600" draw:type="rectangle" draw:enhanced-path="M 0 0 L 21600 0 21600 21600 0 21600 0 0 Z N"/></draw:custom-shape>Notizen zur Präsentation der Bachelorarbeit – Bachelorarbeit 1 <text:s text:c="8"/>/ Bachelorarbeit 2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9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8" office:value-type="string">
            <text:p text:style-name="P5">Fragen zur Eröffnung des Prüfungsgespräch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4">
          <table:table-cell table:style-name="Tabelle1.A14" table:number-columns-spanned="8" office:value-type="string">
            <text:p text:style-name="P18"/>
            <text:p text:style-name="P17"/>
            <text:p text:style-name="P17"/>
            <text:p text:style-name="P17"><text:soft-page-break/></text:p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A2" table:number-columns-spanned="3" office:value-type="string">
            <text:p text:style-name="P10">Beurteilung des Prüfungsgesprächs nach </text:p>
            <text:p text:style-name="P10">fachlicher Korrektheit, Vollständigkeit, Strukturiertheit und sprachlicher Qualität.</text:p>
          </table:table-cell>
          <table:covered-table-cell/>
          <table:covered-table-cell/>
          <table:table-cell table:style-name="Tabelle1.C2" table:number-columns-spanned="5" office:value-type="string">
            <text:p text:style-name="P5"><draw:custom-shape text:anchor-type="char" draw:z-index="2" draw:name="Rechteck 3" draw:style-name="gr1" draw:text-style-name="P22" svg:width="0.445cm" svg:height="0.445cm" svg:x="8.911cm" svg:y="0.056cm"><text:p/><draw:enhanced-geometry svg:viewBox="0 0 21600 21600" draw:mirror-horizontal="false" draw:mirror-vertical="false" draw:type="rectangle" draw:enhanced-path="M 0 0 L 21600 0 21600 21600 0 21600 0 0 Z N"/></draw:custom-shape>(+++) mit ausgezeichnetem Erfolg bestanden</text:p>
            <text:p text:style-name="P5">(++) mit gutem Erfolg bestanden<draw:custom-shape text:anchor-type="char" draw:z-index="12" draw:name="Rechteck 5" draw:style-name="gr1" draw:text-style-name="P22" svg:width="0.445cm" svg:height="0.445cm" svg:x="8.925cm" svg:y="0.078cm"><text:p/><draw:enhanced-geometry svg:viewBox="0 0 21600 21600" draw:type="rectangle" draw:enhanced-path="M 0 0 L 21600 0 21600 21600 0 21600 0 0 Z N"/></draw:custom-shape></text:p>
            <text:p text:style-name="P5"><draw:custom-shape text:anchor-type="char" draw:z-index="3" draw:name="Rechteck 4" draw:style-name="gr1" draw:text-style-name="P22" svg:width="0.445cm" svg:height="0.445cm" svg:x="8.925cm" svg:y="0.074cm"><text:p/><draw:enhanced-geometry svg:viewBox="0 0 21600 21600" draw:type="rectangle" draw:enhanced-path="M 0 0 L 21600 0 21600 21600 0 21600 0 0 Z N"/></draw:custom-shape>(+) bestanden</text:p>
            <text:p text:style-name="P5"><draw:custom-shape text:anchor-type="char" draw:z-index="4" draw:name="Rechteck 7" draw:style-name="gr2" draw:text-style-name="P22" svg:width="0.445cm" svg:height="0.445cm" svg:x="16.506cm" svg:y="0.051cm"><text:p/><draw:enhanced-geometry svg:viewBox="0 0 21600 21600" draw:type="rectangle" draw:enhanced-path="M 0 0 L 21600 0 21600 21600 0 21600 0 0 Z N"/></draw:custom-shape>(-) nicht bestanden</text:p>
          </table:table-cell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Gründe für negative Beurteilung ODER allfällige Anmerkungen bei positiver Beurteilung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5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6">
          <table:table-cell table:style-name="Tabelle1.A1" table:number-columns-spanned="8" office:value-type="string">
            <text:p text:style-name="P5">Allfällige besondere Vorkommnis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C2" table:number-columns-spanned="8" office:value-type="string">
            <text:p text:style-name="P11"/>
            <text:p text:style-name="P10"/>
            <text:p text:style-name="P10"/>
            <text:p text:style-name="P10"/>
            <text:p text:style-name="P10"/>
            <text:p text:style-name="P10"><text:bookmark text:name="_GoBack"/>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/>
      <text:p text:style-name="P13"><text:tab/></text:p>
      <text:p text:style-name="P14">_________________________<text:tab/>_______________________<text:tab/>_____________________</text:p>
      <text:p text:style-name="P15">Unterschrift des/der Vorsitzenden<text:tab/>1. Prüfer/in<text:tab/>2. Prüfer/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Webdings" svg:font-family="Webdings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AT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30%" fo:orphans="2" fo:widows="2" style:writing-mode="lr-tb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6pt" style:letter-kerning="true" style:font-size-asian="26pt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20pt" style:font-size-asian="20pt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cm" fo:margin-bottom="0.212cm" fo:line-height="110%" fo:keep-with-next="always"/>
      <style:text-properties fo:color="#0086cb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cm" fo:margin-bottom="0.106cm" fo:line-height="110%" fo:keep-with-next="always"/>
      <style:text-properties fo:font-size="13pt" fo:language="de" fo:country="AT" fo:font-weight="bold" style:font-size-asian="13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cm" fo:margin-bottom="0.106cm"/>
      <style:text-properties fo:language="de" fo:country="AT" style:font-size-complex="13pt" style:font-style-complex="italic" style:font-weight-complex="bold"/>
    </style:style>
    <style:style style:name="Formatvorlage_20_Aufzählungen_20_1" style:display-name="Formatvorlage Aufzählungen 1" style:family="paragraph" style:parent-style-name="Standard" style:list-style-name="WW8Num4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fo:language="de" fo:country="A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9pt" style:font-size-asian="9pt"/>
    </style:style>
    <style:style style:name="Anmerkungen_20_-_20_bitte_20_löschen_21_" style:display-name="Anmerkungen - bitte löschen!" style:family="paragraph" style:parent-style-name="Standard" style:next-style-name="Standard">
      <style:text-properties fo:color="#626b71"/>
    </style:style>
    <style:style style:name="Formatvorlage_20_Aufzählungen_20_2" style:display-name="Formatvorlage Aufzählungen 2" style:family="paragraph" style:parent-style-name="Standard" style:default-outline-level="2">
      <style:paragraph-properties fo:margin="100%" fo:margin-left="1.199cm" fo:margin-right="0cm" fo:text-indent="-0.399cm" style:auto-text-indent="false">
        <style:tab-stops>
          <style:tab-stop style:position="1.199cm"/>
        </style:tab-stops>
      </style:paragraph-properties>
      <style:text-properties fo:language="de" fo:country="AT"/>
    </style:style>
    <style:style style:name="Formatvorlage_20_Aufzählungen_20_3" style:display-name="Formatvorlage Aufzählungen 3" style:family="paragraph" style:parent-style-name="Standard" style:list-style-name="WW8Num6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fo:language="de" fo:country="AT"/>
    </style:style>
    <style:style style:name="Deckblatt_20_Titel_20_1" style:display-name="Deckblatt Titel 1" style:family="paragraph" style:parent-style-name="Standard">
      <style:paragraph-properties fo:margin-top="0cm" fo:margin-bottom="0.212cm" fo:line-height="110%"/>
      <style:text-properties fo:color="#ffffff" fo:font-size="36pt" fo:language="de" fo:country="AT" style:font-size-asian="36pt"/>
    </style:style>
    <style:style style:name="Deckblatt_20_Titel_20_2" style:display-name="Deckblatt Titel 2" style:family="paragraph" style:parent-style-name="Standard">
      <style:paragraph-properties fo:margin-top="0cm" fo:margin-bottom="0.212cm" fo:line-height="110%"/>
      <style:text-properties fo:color="#ffffff" fo:font-size="26pt" style:font-size-asian="26pt"/>
    </style:style>
    <style:style style:name="Deckblatt_20_Titel_20_3" style:display-name="Deckblatt Titel 3" style:family="paragraph" style:parent-style-name="Standard">
      <style:paragraph-properties fo:margin-top="0cm" fo:margin-bottom="0.212cm" fo:line-height="110%"/>
      <style:text-properties fo:color="#0086cb" fo:font-size="18pt" style:font-size-asian="1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rmatvorlage_20_Aufzählung_20_2" style:display-name="Formatvorlage Aufzählung 2" style:family="paragraph" style:parent-style-name="Standard" style:list-style-name="WW8Num3">
      <style:paragraph-properties fo:margin="100%" fo:margin-left="1.3cm" fo:margin-right="0cm" fo:text-indent="-0.499cm" style:auto-text-indent="false">
        <style:tab-stops>
          <style:tab-stop style:position="1.199cm"/>
        </style:tab-stops>
      </style:paragraph-properties>
      <style:text-properties style:font-size-complex="12pt"/>
    </style:style>
    <style:style style:name="Formatvorlage_20_Aufzählung_20_1" style:display-name="Formatvorlage Aufzählung 1" style:family="paragraph" style:parent-style-name="Standard" style:list-style-name="WW8Num5">
      <style:paragraph-properties fo:margin="100%" fo:margin-left="0.4cm" fo:margin-right="0cm" fo:text-indent="-0.4cm" style:auto-text-indent="false">
        <style:tab-stops>
          <style:tab-stop style:position="0.4cm"/>
        </style:tab-stops>
      </style:paragraph-properties>
      <style:text-properties style:font-size-complex="12pt"/>
    </style:style>
    <style:style style:name="Formatvorlage_20_Aufzählung_20_3" style:display-name="Formatvorlage Aufzählung 3" style:family="paragraph" style:parent-style-name="Standard" style:list-style-name="WW8Num8">
      <style:paragraph-properties fo:margin="100%" fo:margin-left="2cm" fo:margin-right="0cm" fo:text-indent="-0.4cm" style:auto-text-indent="false">
        <style:tab-stops>
          <style:tab-stop style:position="2cm"/>
        </style:tab-stops>
      </style:paragraph-properties>
      <style:text-properties style:font-size-complex="12pt"/>
    </style:style>
    <style:style style:name="Aufzählung" style:family="paragraph" style:parent-style-name="Standard" style:list-style-name="WW8Num9">
      <style:paragraph-properties fo:margin="100%" fo:margin-left="0.6cm" fo:margin-right="0cm" fo:line-height="100%" fo:text-indent="0cm" style:auto-text-indent="false">
        <style:tab-stops>
          <style:tab-stop style:position="0.6cm"/>
        </style:tab-stops>
      </style:paragraph-properties>
      <style:text-properties style:font-name="Book Antiqua" fo:font-size="10.5pt" fo:language="none" fo:country="none" style:letter-kerning="true" style:font-size-asian="10.5pt" style:font-name-complex="Book Antiqua" style:font-size-complex="10pt"/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Inhaltsverzeichnisüberschrift" style:family="paragraph" style:parent-style-name="Heading_20_1" style:next-style-name="Standard">
      <style:paragraph-properties fo:margin-top="0.847cm" fo:margin-bottom="0cm" fo:line-height="115%" fo:keep-together="always"/>
      <style:text-properties fo:color="#365f91" style:font-name="Cambria" fo:font-size="14pt" fo:language="de" fo:country="AT" fo:font-weight="bold" style:letter-kerning="true" style:font-size-asian="14pt" style:font-weight-asian="bold" style:font-name-complex="Times New Roman" style:font-size-complex="14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88cm" fo:margin-right="0cm" fo:margin-top="0cm" fo:margin-bottom="0.176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776cm" fo:margin-right="0cm" fo:margin-top="0cm" fo:margin-bottom="0.176cm" fo:text-indent="0cm" style:auto-text-indent="false"/>
    </style:style>
    <style:style style:name="Sprechblasentext" style:family="paragraph" style:parent-style-name="Standard">
      <style:paragraph-properties fo:line-height="100%"/>
      <style:text-properties style:font-name="Tahoma" fo:font-size="8pt" style:font-size-asian="8pt" style:font-name-complex="Tahoma" style:font-size-complex="8pt"/>
    </style:style>
    <style:style style:name="Überarbeitung" style:family="paragraph">
      <style:paragraph-properties fo:orphans="2" fo:widows="2"/>
      <style:text-properties style:use-window-font-color="true" style:font-name="Arial" fo:font-size="11pt" fo:language="de" fo:country="DE" style:font-name-asian="Times New Roman" style:font-size-asian="11pt" style:font-name-complex="Arial" style:font-size-complex="11pt" style:language-complex="ar" style:country-complex="SA"/>
    </style:style>
    <style:style style:name="Kommentartext" style:family="paragraph" style:parent-style-name="Standard">
      <style:paragraph-properties fo:line-height="100%"/>
      <style:text-properties fo:font-size="10pt" style:font-size-asian="10pt" style:font-size-complex="10pt"/>
    </style:style>
    <style:style style:name="Kommentarthema" style:family="paragraph" style:parent-style-name="Kommentartext" style:next-style-name="Kommentartext">
      <style:text-properties fo:font-weight="bold" style:font-weight-asian="bold" style:font-weight-complex="bold"/>
    </style:style>
    <style:style style:name="Listenabsatz" style:family="paragraph" style:parent-style-name="Standard">
      <style:paragraph-properties fo:margin="100%"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2z0" style:family="text">
      <style:text-properties style:font-name="Arial" style:font-name-asian="Times New Roman" style:font-name-complex="Aria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3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" style:font-name-complex="Courier New"/>
    </style:style>
    <style:style style:name="WW8Num4z0" style:family="text">
      <style:text-properties fo:font-variant="normal" fo:text-transform="none" fo:color="#000000" style:text-line-through-style="none" style:text-position="0% 100%" style:font-name="Wingdings" fo:font-size="14pt" style:font-size-asian="14pt" style:font-name-complex="Wingdings" text:display="true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5z3" style:family="text">
      <style:text-properties style:font-name="Symbol" style:font-name-complex="Symbol"/>
    </style:style>
    <style:style style:name="WW8Num6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6z1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6z2" style:family="text">
      <style:text-properties style:font-name="Wingdings" style:font-name-complex="Wingdings"/>
    </style:style>
    <style:style style:name="WW8Num6z3" style:family="text">
      <style:text-properties style:font-name="Symbol" style:font-name-complex="Symbol"/>
    </style:style>
    <style:style style:name="WW8Num6z4" style:family="text">
      <style:text-properties style:font-name="Courier New" style:font-name-complex="Courier New"/>
    </style:style>
    <style:style style:name="WW8Num7z0" style:family="text">
      <style:text-properties fo:font-variant="normal" fo:text-transform="none" fo:color="#008462" style:text-line-through-style="none" style:text-position="0% 100%" style:font-name="Wingdings" fo:font-size="16pt" style:font-size-asian="16pt" style:font-name-complex="Wingdings" text:display="true"/>
    </style:style>
    <style:style style:name="WW8Num7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7z2" style:family="text">
      <style:text-properties style:font-name="Wingdings" style:font-name-complex="Wingdings"/>
    </style:style>
    <style:style style:name="WW8Num7z3" style:family="text">
      <style:text-properties style:font-name="Symbol" style:font-name-complex="Symbol"/>
    </style:style>
    <style:style style:name="WW8Num7z4" style:family="text">
      <style:text-properties style:font-name="Courier New" style:font-name-complex="Courier New"/>
    </style:style>
    <style:style style:name="WW8Num8z0" style:family="text">
      <style:text-properties fo:font-variant="normal" fo:text-transform="none" fo:color="#000000" style:text-line-through-style="none" style:text-position="0% 100%" style:font-name="Wingdings" fo:font-size="14pt" fo:font-style="normal" fo:font-weight="normal" style:font-size-asian="14pt" style:font-style-asian="normal" style:font-weight-asian="normal" style:font-name-complex="Wingdings" text:display="true"/>
    </style:style>
    <style:style style:name="WW8Num8z1" style:family="text">
      <style:text-properties fo:font-variant="normal" fo:text-transform="none" fo:color="#000000" style:text-line-through-style="none" style:text-position="0% 100%" style:font-name="Helvetica" fo:font-size="11pt" fo:font-style="normal" fo:font-weight="normal" style:font-size-asian="11pt" style:font-style-asian="normal" style:font-weight-asian="normal" style:font-name-complex="Helvetica" style:text-scale="100%" text:display="true"/>
    </style:style>
    <style:style style:name="WW8Num8z2" style:family="text">
      <style:text-properties fo:font-variant="normal" fo:text-transform="none" fo:color="#000000" style:text-line-through-style="none" style:text-position="0% 100%" style:font-name="Wingdings" fo:font-size="11pt" fo:font-style="normal" fo:font-weight="normal" style:font-size-asian="11pt" style:font-style-asian="normal" style:font-weight-asian="normal" style:font-name-complex="Wingdings" text:display="true"/>
    </style:style>
    <style:style style:name="WW8Num8z3" style:family="text">
      <style:text-properties style:font-name="Symbol" style:font-name-complex="Symbol"/>
    </style:style>
    <style:style style:name="WW8Num8z4" style:family="text">
      <style:text-properties style:font-name="Courier New" style:font-name-complex="Courier New"/>
    </style:style>
    <style:style style:name="WW8Num8z5" style:family="text">
      <style:text-properties style:font-name="Wingdings" style:font-name-complex="Wingdings"/>
    </style:style>
    <style:style style:name="WW8Num9z0" style:family="text">
      <style:text-properties style:font-name="Webdings" fo:font-size="12pt" style:font-size-asian="12pt" style:font-name-complex="Webdings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9z3" style:family="text">
      <style:text-properties style:font-name="Symbol" style:font-name-complex="Symbol"/>
    </style:style>
    <style:style style:name="WW8Num10z0" style:family="text">
      <style:text-properties style:font-name="Arial" style:font-name-asian="Times New Roman" style:font-name-complex="Aria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0z3" style:family="text">
      <style:text-properties style:font-name="Symbol" style:font-name-complex="Symbol"/>
    </style:style>
    <style:style style:name="Absatz-Standardschriftart" style:family="text"/>
    <style:style style:name="Überschrift_20_1_20_Zchn" style:display-name="Überschrift 1 Zchn" style:family="text">
      <style:text-properties style:font-name="Cambria" fo:font-size="16pt" fo:language="de" fo:country="DE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Überschrift_20_2_20_Zchn" style:display-name="Überschrift 2 Zchn" style:family="text">
      <style:text-properties style:font-name="Cambria" fo:font-size="14pt" fo:language="de" fo:country="DE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Überschrift_20_3_20_Zchn" style:display-name="Überschrift 3 Zchn" style:family="text">
      <style:text-properties style:font-name="Cambria" fo:font-size="13pt" fo:language="de" fo:country="DE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Überschrift_20_4_20_Zchn" style:display-name="Überschrift 4 Zchn" style:family="text">
      <style:text-properties style:font-name="Calibri" fo:font-size="14pt" fo:language="de" fo:country="DE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Überschrift_20_5_20_Zchn" style:display-name="Überschrift 5 Zchn" style:family="text">
      <style:text-properties style:font-name="Calibri" fo:font-size="13pt" fo:language="de" fo:country="DE" fo:font-style="italic" fo:font-weight="bold" style:font-name-asian="Times New Roman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Fußzeile_20_Zchn" style:display-name="Fuß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Page_20_Number" style:display-name="Page Number" style:family="text">
      <style:text-properties style:font-name="Arial" fo:font-size="9pt" style:font-size-asian="9pt" style:font-name-complex="Times New Roman"/>
    </style:style>
    <style:style style:name="Internet_20_link" style:display-name="Internet link" style:family="text">
      <style:text-properties fo:color="#0086cb" style:font-name="Arial" fo:font-size="11pt" style:text-underline-style="none" style:font-size-asian="11pt" style:font-name-complex="Times New Roman"/>
    </style:style>
    <style:style style:name="Visited_20_Internet_20_Link" style:display-name="Visited Internet Link" style:family="text">
      <style:text-properties fo:color="#626b71" style:font-name="Arial" fo:font-size="11pt" style:text-underline-style="none" style:font-size-asian="11pt" style:font-name-complex="Times New Roman"/>
    </style:style>
    <style:style style:name="Kopfzeile_20_Zchn" style:display-name="Kopfzeile Zchn" style:family="text">
      <style:text-properties style:font-name="Arial" fo:font-size="11pt" fo:language="de" fo:country="DE" style:font-size-asian="11pt" style:font-name-complex="Arial" style:font-size-complex="11pt"/>
    </style:style>
    <style:style style:name="Hervor" style:family="text">
      <style:text-properties fo:color="#000000" fo:font-weight="bold" style:font-weight-asian="bold"/>
    </style:style>
    <style:style style:name="Aufzählung_20_Zchn_20_Zchn" style:display-name="Aufzählung Zchn Zchn" style:family="text">
      <style:text-properties style:font-name="Book Antiqua" fo:font-size="10.5pt" fo:language="none" fo:country="none" style:letter-kerning="true" style:font-size-asian="10.5pt" style:font-name-complex="Book Antiqua"/>
    </style:style>
    <style:style style:name="Fußnotentext_20_Zchn" style:display-name="Fußnotentext Zchn" style:family="text">
      <style:text-properties style:font-name="Arial" fo:language="de" fo:country="DE" style:font-name-complex="Times New Roman"/>
    </style:style>
    <style:style style:name="Footnote_20_Symbol" style:display-name="Footnote Symbol" style:family="text">
      <style:text-properties style:text-position="super 58%" style:font-name-complex="Times New Roman"/>
    </style:style>
    <style:style style:name="Sprechblasentext_20_Zchn" style:display-name="Sprechblasentext Zchn" style:family="text">
      <style:text-properties style:font-name="Tahoma" fo:font-size="8pt" fo:language="de" fo:country="DE" style:font-size-asian="8pt" style:font-name-complex="Tahoma" style:font-size-complex="8pt"/>
    </style:style>
    <style:style style:name="Kommentarzeichen" style:family="text">
      <style:text-properties fo:font-size="8pt" style:font-size-asian="8pt" style:font-name-complex="Times New Roman" style:font-size-complex="8pt"/>
    </style:style>
    <style:style style:name="Kommentartext_20_Zchn" style:display-name="Kommentartext Zchn" style:family="text">
      <style:text-properties style:font-name="Arial" fo:language="de" fo:country="DE" style:font-name-complex="Times New Roman"/>
    </style:style>
    <style:style style:name="Kommentarthema_20_Zchn" style:display-name="Kommentarthema Zchn" style:family="text">
      <style:text-properties style:font-name="Arial" fo:language="de" fo:country="DE" fo:font-weight="bold" style:font-weight-asian="bold" style:font-name-complex="Times New Roman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6z1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Wingdings"/>
      </text:list-level-style-bullet>
      <text:list-level-style-bullet text:level="2" text:style-name="WW8Num7z1" style:num-suffix="." text:bullet-char="–">
        <style:list-level-properties text:list-level-position-and-space-mode="label-alignment">
          <style:list-level-label-alignment text:label-followed-by="listtab" text:list-tab-stop-position="1.199cm" fo:text-indent="-0.399cm" fo:margin-left="1.199cm"/>
        </style:list-level-properties>
        <style:text-properties style:font-name="Helvetica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Wingdings"/>
      </text:list-level-style-bullet>
      <text:list-level-style-bullet text:level="2" text:style-name="WW8Num8z1" style:num-suffix="." text:bullet-char="–">
        <style:list-level-properties text:list-level-position-and-space-mode="label-alignment">
          <style:list-level-label-alignment text:label-followed-by="listtab" text:list-tab-stop-position="1.199cm" fo:text-indent="-0.499cm" fo:margin-left="1.3cm"/>
        </style:list-level-properties>
        <style:text-properties style:font-name="Helvetica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8z5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8z5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">
        <style:list-level-properties text:list-level-position-and-space-mode="label-alignment">
          <style:list-level-label-alignment text:label-followed-by="listtab" text:list-tab-stop-position="0.6cm" fo:margin-left="0.6cm"/>
        </style:list-level-properties>
        <style:text-properties style:font-name="Webdings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language="en" fo:country="US" style:language-asian="none" style:country-asian="none"/>
    </style:style>
    <style:style style:name="MP2" style:family="paragraph" style:parent-style-name="Footer">
      <style:text-properties fo:font-size="8pt" style:font-size-asian="8pt" style:font-size-complex="8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51cm" fo:margin-left="2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bottom="2.902cm" style:dynamic-spacing="true"/>
      </style:header-style>
      <style:footer-style>
        <style:header-footer-properties fo:min-height="0.75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
					<draw:frame draw:style-name="Mfr1" draw:name="Bild 6" text:anchor-type="char" svg:x="13.86cm" svg:y="1cm" svg:width="4.192cm" svg:height="2.17cm" draw:z-index="1">
						<draw:image xlink:href="Pictures/tw_logo.png" xlink:type="simple" xlink:show="embed" xlink:actuate="onLoad"/>
						<svg:desc>Logo FHTW</svg:desc>
					</draw:frame>
				</text:p>
      </style:header>
      <style:footer>
        <text:p text:style-name="MP2">
					<text:tab/>
					<text:tab/>
				</text:p>
        <text:p text:style-name="MP2">Protokoll Bachelorprüfung<text:tab/>
					<text:tab/>Seite <text:page-number text:select-page="current">1</text:page-number> von 2</text:p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esi </meta:initial-creator>
    <meta:creation-date>2013-07-30T11:33:54</meta:creation-date>
    <dc:creator>oesi </dc:creator>
    <dc:date>2013-07-30T14:54:46</dc:date>
    <meta:print-date>2013-06-21T10:43:00</meta:print-date>
    <meta:editing-cycles>19</meta:editing-cycles>
    <meta:editing-duration>PT3H8M38S</meta:editing-duration>
    <meta:generator>LibreOffice/3.5$Linux_X86_64 LibreOffice_project/350m1$Build-2</meta:generator>
    <meta:document-statistic meta:table-count="1" meta:image-count="1" meta:object-count="0" meta:page-count="2" meta:paragraph-count="48" meta:word-count="163" meta:character-count="1536" meta:non-whitespace-character-count="1389"/>
    <meta:user-defined meta:name="Info 1"/>
    <meta:user-defined meta:name="Info 2"/>
    <meta:user-defined meta:name="Info 3"/>
    <meta:user-defined meta:name="Info 4"/>
  </office:meta>
</office:document-meta>
</file>